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D2B000003D4024C05B2.svm"/>
  <manifest:file-entry manifest:media-type="" manifest:full-path="Pictures/200000070000358A00000E440E212834.svm"/>
  <manifest:file-entry manifest:media-type="" manifest:full-path="Pictures/2000000700002CC10000039FB68F7F54.svm"/>
  <manifest:file-entry manifest:media-type="" manifest:full-path="Pictures/2000000700002D7B0000039F4E810A21.svm"/>
  <manifest:file-entry manifest:media-type="" manifest:full-path="Pictures/2000000700002CDC000003D49E6D946E.svm"/>
  <manifest:file-entry manifest:media-type="" manifest:full-path="Pictures/2000000700002E9E000003EE0D94240B.svm"/>
  <manifest:file-entry manifest:media-type="" manifest:full-path="Pictures/2000000700002CC100000385E942B238.svm"/>
  <manifest:file-entry manifest:media-type="" manifest:full-path="Pictures/2000000700003E6E000005460E092C07.svm"/>
  <manifest:file-entry manifest:media-type="" manifest:full-path="Pictures/2000000700002E4E0000043E4FEB58AE.svm"/>
  <manifest:file-entry manifest:media-type="" manifest:full-path="Pictures/2000000700002DE5000003BA31DAABFD.svm"/>
  <manifest:file-entry manifest:media-type="" manifest:full-path="Pictures/2000000700002D950000036A2F57FCA1.svm"/>
  <manifest:file-entry manifest:media-type="" manifest:full-path="Pictures/2000000700002ED3000004234570CF01.svm"/>
  <manifest:file-entry manifest:media-type="" manifest:full-path="Pictures/2000000700002C58000003D4C3C974CA.svm"/>
  <manifest:file-entry manifest:media-type="" manifest:full-path="Pictures/2000000700002D46000003853170C1A2.svm"/>
  <manifest:file-entry manifest:media-type="" manifest:full-path="Pictures/2000000700002DCA000003BA6D114CD3.svm"/>
  <manifest:file-entry manifest:media-type="" manifest:full-path="Pictures/2000000700002D600000039F88D446C7.svm"/>
  <manifest:file-entry manifest:media-type="" manifest:full-path="Pictures/2000000700002CF60000047320FE4149.svm"/>
  <manifest:file-entry manifest:media-type="" manifest:full-path="Pictures/2000000700002E34000003D4D862C864.svm"/>
  <manifest:file-entry manifest:media-type="" manifest:full-path="Pictures/2000000700003717000008467A8A3573.svm"/>
  <manifest:file-entry manifest:media-type="" manifest:full-path="Pictures/2000000700004E3E00000DDA60207927.svm"/>
  <manifest:file-entry manifest:media-type="" manifest:full-path="Pictures/200000070000302B000004587C3F1F0F.svm"/>
  <manifest:file-entry manifest:media-type="" manifest:full-path="Pictures/2000000700002D2B00000350CF6C9FA9.svm"/>
  <manifest:file-entry manifest:media-type="" manifest:full-path="Pictures/200000070000603A00000684D08A24DF.svm"/>
  <manifest:file-entry manifest:media-type="" manifest:full-path="Pictures/2000000700002C72000003EE86BE3DEA.svm"/>
  <manifest:file-entry manifest:media-type="" manifest:full-path="Pictures/2000000700002D60000003EEDBC6E25B.svm"/>
  <manifest:file-entry manifest:media-type="" manifest:full-path="Pictures/2000000700002D2B0000039FBBBDF967.svm"/>
  <manifest:file-entry manifest:media-type="" manifest:full-path="Pictures/2000000700006005000006EE2ED955B3.svm"/>
  <manifest:file-entry manifest:media-type="" manifest:full-path="Pictures/2000000700002DCA000003EEC3EC4E8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list-style-name="L1">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list-style-name="L1">
      <style:text-properties fo:font-size="14pt" fo:font-weight="normal" style:font-size-asian="14pt" style:font-weight-asian="normal" style:font-size-complex="14pt" style:font-weight-complex="normal"/>
    </style:style>
    <style:style style:name="P7" style:family="paragraph" style:parent-style-name="Standard">
      <style:text-properties fo:font-size="13pt" fo:font-weight="normal" style:font-size-asian="13pt" style:font-weight-asian="normal" style:font-size-complex="13pt" style:font-weight-complex="normal"/>
    </style:style>
    <style:style style:name="P8" style:family="paragraph" style:parent-style-name="Standard">
      <style:text-properties fo:font-size="16pt" fo:font-weight="bold" style:font-size-asian="16pt" style:font-weight-asian="bold" style:font-size-complex="16pt" style:font-weight-complex="bold"/>
    </style:style>
    <style:style style:name="P9" style:family="paragraph" style:parent-style-name="Standard" style:list-style-name="L2">
      <style:text-properties fo:font-size="16pt" fo:font-weight="bold" style:font-size-asian="16pt" style:font-weight-asian="bold" style:font-size-complex="16pt" style:font-weight-complex="bold"/>
    </style:style>
    <style:style style:name="P10" style:family="paragraph" style:parent-style-name="Standard" style:list-style-name="L2">
      <style:text-properties fo:font-size="16pt" fo:font-weight="normal" style:font-size-asian="16pt" style:font-weight-asian="normal" style:font-size-complex="16pt" style:font-weight-complex="normal"/>
    </style:style>
    <style:style style:name="P11" style:family="paragraph" style:parent-style-name="Standard">
      <style:text-properties fo:color="#004586"/>
    </style:style>
    <style:style style:name="P12" style:family="paragraph" style:parent-style-name="Standard">
      <style:text-properties fo:color="#004586" fo:font-size="14pt" fo:font-weight="bold" style:font-size-asian="14pt" style:font-weight-asian="bold" style:font-size-complex="14pt" style:font-weight-complex="bold"/>
    </style:style>
    <style:style style:name="P13" style:family="paragraph" style:parent-style-name="Standard">
      <style:text-properties fo:color="#004586" fo:font-size="14pt" fo:font-weight="normal" style:font-size-asian="14pt" style:font-weight-asian="normal" style:font-size-complex="14pt" style:font-weight-complex="normal"/>
    </style:style>
    <style:style style:name="P14" style:family="paragraph" style:parent-style-name="Standard">
      <style:text-properties fo:color="#004586" fo:font-weight="normal" style:font-weight-asian="normal" style:font-weight-complex="normal"/>
    </style:style>
    <style:style style:name="P15" style:family="paragraph" style:parent-style-name="Standard">
      <style:text-properties fo:color="#004586" fo:font-size="13pt" fo:font-weight="bold" style:font-size-asian="13pt" style:font-weight-asian="bold" style:font-size-complex="13pt" style:font-weight-complex="bold"/>
    </style:style>
    <style:style style:name="P16" style:family="paragraph" style:parent-style-name="Standard">
      <style:text-properties fo:color="#000000" fo:font-size="16pt" fo:font-weight="normal" style:font-size-asian="16pt" style:font-weight-asian="normal" style:font-size-complex="16pt" style:font-weight-complex="normal"/>
    </style:style>
    <style:style style:name="P17" style:family="paragraph" style:parent-style-name="Standard">
      <style:text-properties fo:font-size="22pt" fo:font-weight="bold" style:font-size-asian="22pt" style:font-weight-asian="bold" style:font-size-complex="22pt" style:font-weight-complex="bold"/>
    </style:style>
    <style:style style:name="T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text:start-value="1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50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7">Here is the experiment results</text:p>
      <text:p text:style-name="Standard"/>
      <text:p text:style-name="P5">a) Run the application as is, without any optimization, and note the time. Run the application 3 times to get an average time (speed ups and slowdowns can be caused by background processes and / or caching). </text:p>
      <text:p text:style-name="P3"/>
      <text:p text:style-name="P11"/>
      <text:p text:style-name="P11">1<text:span text:style-name="T1">st</text:span> try took : 5324 (milliseconds)</text:p>
      <text:p text:style-name="P11"><draw:frame draw:style-name="fr1" draw:name="graphics1" text:anchor-type="paragraph" svg:width="4.4799in" svg:height="0.3957in" draw:z-index="0"><draw:image xlink:href="Pictures/2000000700002C72000003EE86BE3DEA.svm" xlink:type="simple" xlink:show="embed" xlink:actuate="onLoad"/></draw:frame>2<text:span text:style-name="T1">nd</text:span> try took : 5049 (milliseconds)</text:p>
      <text:p text:style-name="P11"><draw:frame draw:style-name="fr1" draw:name="graphics2" text:anchor-type="paragraph" svg:width="4.6256in" svg:height="0.3756in" draw:z-index="1"><draw:image xlink:href="Pictures/2000000700002DE5000003BA31DAABFD.svm" xlink:type="simple" xlink:show="embed" xlink:actuate="onLoad"/></draw:frame>3<text:span text:style-name="T1">rd</text:span> try took: 4937 (milliseconds)</text:p>
      <text:p text:style-name="P11"><draw:frame draw:style-name="fr1" draw:name="graphics3" text:anchor-type="paragraph" svg:width="4.6154in" svg:height="0.3957in" draw:z-index="2"><draw:image xlink:href="Pictures/2000000700002DCA000003EEC3EC4E88.svm" xlink:type="simple" xlink:show="embed" xlink:actuate="onLoad"/></draw:frame></text:p>
      <text:p text:style-name="P5">b) Modify the mapping for Owner.java to use batch fetching, batch size 10, run the application three times again and note the new time. Also check the time when using batch size 5 and when using batch size 50. </text:p>
      <text:p text:style-name="P3"/>
      <text:p text:style-name="P12"><draw:frame draw:style-name="fr3" draw:name="graphics11" text:anchor-type="paragraph" svg:width="6.9252in" svg:height="0.4689in" draw:z-index="10"><draw:image xlink:href="Pictures/200000070000603A00000684D08A24DF.svm" xlink:type="simple" xlink:show="embed" xlink:actuate="onLoad"/></draw:frame></text:p>
      <text:p text:style-name="P14">1<text:span text:style-name="T1">st</text:span> try with batch size =10 took : 3302 (milliseconds)</text:p>
      <text:p text:style-name="P14"><draw:frame draw:style-name="fr1" draw:name="graphics4" text:anchor-type="paragraph" svg:width="4.6984in" svg:height="0.3957in" draw:z-index="3"><draw:image xlink:href="Pictures/2000000700002E9E000003EE0D94240B.svm" xlink:type="simple" xlink:show="embed" xlink:actuate="onLoad"/></draw:frame>2<text:span text:style-name="T1">nd</text:span> try with batch size =10 took : 3509 (milliseconds)</text:p>
      <text:p text:style-name="P14"><draw:frame draw:style-name="fr1" draw:name="graphics5" text:anchor-type="paragraph" svg:width="4.6571in" svg:height="0.3862in" draw:z-index="4"><draw:image xlink:href="Pictures/2000000700002E34000003D4D862C864.svm" xlink:type="simple" xlink:show="embed" xlink:actuate="onLoad"/></draw:frame>3<text:span text:style-name="T1">rd</text:span> try with batch size =10 took : 3443 (milliseconds)</text:p>
      <text:p text:style-name="P14"><draw:frame draw:style-name="fr1" draw:name="graphics6" text:anchor-type="paragraph" svg:width="4.5217in" svg:height="0.3862in" draw:z-index="5"><draw:image xlink:href="Pictures/2000000700002CDC000003D49E6D946E.svm" xlink:type="simple" xlink:show="embed" xlink:actuate="onLoad"/></draw:frame></text:p>
      <text:p text:style-name="P14"/>
      <text:p text:style-name="P14">1<text:span text:style-name="T1">st</text:span> try with batch size =5 took : 3719 (milliseconds)</text:p>
      <text:p text:style-name="P14"><draw:frame draw:style-name="fr1" draw:name="graphics7" text:anchor-type="paragraph" svg:width="4.8547in" svg:height="0.4374in" draw:z-index="6"><draw:image xlink:href="Pictures/200000070000302B000004587C3F1F0F.svm" xlink:type="simple" xlink:show="embed" xlink:actuate="onLoad"/></draw:frame></text:p>
      <text:p text:style-name="P14"/>
      <text:p text:style-name="P14">1<text:span text:style-name="T1">st</text:span> try with batch size =50 took : 3169 (milliseconds)</text:p>
      <text:p text:style-name="P14"><draw:frame draw:style-name="fr1" draw:name="graphics8" text:anchor-type="paragraph" svg:width="4.5311in" svg:height="0.4484in" draw:z-index="7"><draw:image xlink:href="Pictures/2000000700002CF60000047320FE4149.svm" xlink:type="simple" xlink:show="embed" xlink:actuate="onLoad"/></draw:frame>2<text:span text:style-name="T1">nd</text:span> try with batch size =50 took : 3199 (milliseconds)</text:p>
      <text:p text:style-name="P14"><draw:frame draw:style-name="fr1" draw:name="graphics9" text:anchor-type="paragraph" svg:width="4.7193in" svg:height="0.4165in" draw:z-index="8"><draw:image xlink:href="Pictures/2000000700002ED3000004234570CF01.svm" xlink:type="simple" xlink:show="embed" xlink:actuate="onLoad"/></draw:frame><text:soft-page-break/>3<text:span text:style-name="T1">rd</text:span> try with batch size =50 took : 3089 (milliseconds)</text:p>
      <text:p text:style-name="P14"><draw:frame draw:style-name="fr2" draw:name="graphics10" text:anchor-type="paragraph" svg:width="4.5728in" svg:height="0.3654in" draw:z-index="9"><draw:image xlink:href="Pictures/2000000700002D600000039F88D446C7.svm" xlink:type="simple" xlink:show="embed" xlink:actuate="onLoad"/></draw:frame></text:p>
      <text:p text:style-name="P14"/>
      <text:p text:style-name="P15">Conclusion: with batch size it improves performance significantly, with bigger batch size performance increased more compare to smaller size</text:p>
      <text:p text:style-name="P1"/>
      <text:p text:style-name="P2"/>
      <text:list xml:id="list8021481347108663741" text:style-name="L1">
        <text:list-item>
          <text:p text:style-name="P6">Modify the mapping to use sub-select strategy instead of batch fetching, and run the application 3 times to note the time it took to retrieve the results.</text:p>
          <text:p text:style-name="P4"/>
        </text:list-item>
      </text:list>
      <text:p text:style-name="P12"><draw:frame draw:style-name="fr3" draw:name="graphics12" text:anchor-type="paragraph" svg:width="6.9252in" svg:height="0.4992in" draw:z-index="11"><draw:image xlink:href="Pictures/2000000700006005000006EE2ED955B3.svm" xlink:type="simple" xlink:show="embed" xlink:actuate="onLoad"/></draw:frame></text:p>
      <text:p text:style-name="P13">1<text:span text:style-name="T1">st</text:span> try with subselect took : 2114 (milliseconds)</text:p>
      <text:p text:style-name="P13"><draw:frame draw:style-name="fr1" draw:name="graphics13" text:anchor-type="paragraph" svg:width="4.552in" svg:height="0.3339in" draw:z-index="12"><draw:image xlink:href="Pictures/2000000700002D2B00000350CF6C9FA9.svm" xlink:type="simple" xlink:show="embed" xlink:actuate="onLoad"/></draw:frame></text:p>
      <text:p text:style-name="P13">2<text:span text:style-name="T1">nd</text:span> try with subselect took : 1949 (milliseconds)</text:p>
      <text:p text:style-name="P13"><draw:frame draw:style-name="fr1" draw:name="graphics14" text:anchor-type="paragraph" svg:width="4.6154in" svg:height="0.3756in" draw:z-index="13"><draw:image xlink:href="Pictures/2000000700002DCA000003BA6D114CD3.svm" xlink:type="simple" xlink:show="embed" xlink:actuate="onLoad"/></draw:frame>3<text:span text:style-name="T1">rd</text:span> try with subselect took : 1978 (milliseconds)</text:p>
      <text:p text:style-name="P13"><draw:frame draw:style-name="fr1" draw:name="graphics15" text:anchor-type="paragraph" svg:width="4.6665in" svg:height="0.428in" draw:z-index="14"><draw:image xlink:href="Pictures/2000000700002E4E0000043E4FEB58AE.svm" xlink:type="simple" xlink:show="embed" xlink:actuate="onLoad"/></draw:frame></text:p>
      <text:p text:style-name="P15">Conclusion: its even better than batch size, performance improved significant</text:p>
      <text:p text:style-name="P7"/>
      <text:list xml:id="list3746226211765937008" text:style-name="L2">
        <text:list-item>
          <text:p text:style-name="P10">Remove the sub-select strategy and use a join fetch query in Application.java to retrieve everything, again running the application 3 times and checking the time. Also check the difference between using a named query, or just a query directly in code.</text:p>
          <text:p text:style-name="P9"/>
        </text:list-item>
      </text:list>
      <text:p text:style-name="P8"><draw:frame draw:style-name="fr3" draw:name="graphics16" text:anchor-type="paragraph" svg:width="6.9252in" svg:height="1.2256in" draw:z-index="15"><draw:image xlink:href="Pictures/2000000700004E3E00000DDA60207927.svm" xlink:type="simple" xlink:show="embed" xlink:actuate="onLoad"/></draw:frame></text:p>
      <text:p text:style-name="P13"/>
      <text:p text:style-name="P13"><text:soft-page-break/>1<text:span text:style-name="T1">st</text:span> try with join fetch took : 6335 (milliseconds)</text:p>
      <text:p text:style-name="P13"><draw:frame draw:style-name="fr1" draw:name="graphics17" text:anchor-type="paragraph" svg:width="4.5634in" svg:height="0.3547in" draw:z-index="16"><draw:image xlink:href="Pictures/2000000700002D46000003853170C1A2.svm" xlink:type="simple" xlink:show="embed" xlink:actuate="onLoad"/></draw:frame>2<text:span text:style-name="T1">nd</text:span> try with join fetch took : 6404 (milliseconds)</text:p>
      <text:p text:style-name="P13"><draw:frame draw:style-name="fr1" draw:name="graphics18" text:anchor-type="paragraph" svg:width="4.5839in" svg:height="0.3654in" draw:z-index="17"><draw:image xlink:href="Pictures/2000000700002D7B0000039F4E810A21.svm" xlink:type="simple" xlink:show="embed" xlink:actuate="onLoad"/></draw:frame>3<text:span text:style-name="T1">rd</text:span> try with join fetch took : 6302 (milliseconds)</text:p>
      <text:p text:style-name="P13"><draw:frame draw:style-name="fr1" draw:name="graphics19" text:anchor-type="paragraph" svg:width="4.5102in" svg:height="0.3654in" draw:z-index="18"><draw:image xlink:href="Pictures/2000000700002CC10000039FB68F7F54.svm" xlink:type="simple" xlink:show="embed" xlink:actuate="onLoad"/></draw:frame></text:p>
      <text:p text:style-name="P13"/>
      <text:p text:style-name="P13">With named Query:</text:p>
      <text:p text:style-name="P13"/>
      <text:p text:style-name="P13"><draw:frame draw:style-name="fr1" draw:name="graphics22" text:anchor-type="paragraph" svg:width="5.552in" svg:height="0.8339in" draw:z-index="21"><draw:image xlink:href="Pictures/2000000700003717000008467A8A3573.svm" xlink:type="simple" xlink:show="embed" xlink:actuate="onLoad"/></draw:frame></text:p>
      <text:p text:style-name="P13"/>
      <text:p text:style-name="P13"><draw:frame draw:style-name="fr1" draw:name="graphics21" text:anchor-type="paragraph" svg:width="5.3957in" svg:height="1.4374in" draw:z-index="20"><draw:image xlink:href="Pictures/200000070000358A00000E440E212834.svm" xlink:type="simple" xlink:show="embed" xlink:actuate="onLoad"/></draw:frame>1<text:span text:style-name="T1">st</text:span> try with named query took: <text:s/>4835 (milliseconds)</text:p>
      <text:p text:style-name="P13"><draw:frame draw:style-name="fr1" draw:name="graphics20" text:anchor-type="paragraph" svg:width="4.552in" svg:height="0.3654in" draw:z-index="19"><draw:image xlink:href="Pictures/2000000700002D2B0000039FBBBDF967.svm" xlink:type="simple" xlink:show="embed" xlink:actuate="onLoad"/></draw:frame>2<text:span text:style-name="T1">nd</text:span> try with named query took: <text:s/>4907 (milliseconds)</text:p>
      <text:p text:style-name="P13"><draw:frame draw:style-name="fr1" draw:name="graphics23" text:anchor-type="paragraph" svg:width="4.5728in" svg:height="0.3957in" draw:z-index="22"><draw:image xlink:href="Pictures/2000000700002D60000003EEDBC6E25B.svm" xlink:type="simple" xlink:show="embed" xlink:actuate="onLoad"/></draw:frame>3<text:span text:style-name="T1">rd</text:span> try with named query took: <text:s/>4967 (milliseconds)</text:p>
      <text:p text:style-name="P13"><draw:frame draw:style-name="fr1" draw:name="graphics24" text:anchor-type="paragraph" svg:width="4.5937in" svg:height="0.3437in" draw:z-index="23"><draw:image xlink:href="Pictures/2000000700002D950000036A2F57FCA1.svm" xlink:type="simple" xlink:show="embed" xlink:actuate="onLoad"/></draw:frame></text:p>
      <text:p text:style-name="P13"/>
      <text:p text:style-name="P13">Conclusion: Named query gives better performance than join fetch, interesting.....</text:p>
      <text:p text:style-name="P13"/>
      <text:p text:style-name="P16"/>
      <text:p text:style-name="P16"/>
      <text:p text:style-name="P16"/>
      <text:p text:style-name="P16"/>
      <text:p text:style-name="P16"/>
      <text:p text:style-name="P16"><text:soft-page-break/>e) Lastly modify the application to use the FetchType.EAGER strategy. Run the application 3 times again and note the time. </text:p>
      <text:p text:style-name="P16"><draw:frame draw:style-name="fr1" draw:name="graphics25" text:anchor-type="paragraph" svg:width="6.2925in" svg:height="0.5311in" draw:z-index="24"><draw:image xlink:href="Pictures/2000000700003E6E000005460E092C07.svm" xlink:type="simple" xlink:show="embed" xlink:actuate="onLoad"/></draw:frame></text:p>
      <text:p text:style-name="P13">1<text:span text:style-name="T1">st</text:span> try with eager fetch took: <text:s/>4907 (milliseconds)</text:p>
      <text:p text:style-name="P13"><draw:frame draw:style-name="fr1" draw:name="graphics26" text:anchor-type="paragraph" svg:width="4.552in" svg:height="0.3862in" draw:z-index="25"><draw:image xlink:href="Pictures/2000000700002D2B000003D4024C05B2.svm" xlink:type="simple" xlink:show="embed" xlink:actuate="onLoad"/></draw:frame></text:p>
      <text:p text:style-name="P13">2<text:span text:style-name="T1">nd</text:span> try with eager fetch took: <text:s/>4858 (milliseconds)</text:p>
      <text:p text:style-name="P13"><draw:frame draw:style-name="fr1" draw:name="graphics27" text:anchor-type="paragraph" svg:width="4.5102in" svg:height="0.3547in" draw:z-index="26"><draw:image xlink:href="Pictures/2000000700002CC100000385E942B238.svm" xlink:type="simple" xlink:show="embed" xlink:actuate="onLoad"/></draw:frame>3<text:span text:style-name="T1">rd</text:span> try with eager fetch took: <text:s/>4872 (milliseconds)</text:p>
      <text:p text:style-name="P13"><draw:frame draw:style-name="fr1" draw:name="graphics28" text:anchor-type="paragraph" svg:width="4.4693in" svg:height="0.3862in" draw:z-index="27"><draw:image xlink:href="Pictures/2000000700002C58000003D4C3C974CA.svm" xlink:type="simple" xlink:show="embed" xlink:actuate="onLoad"/></draw:frame></text:p>
      <text:p text:style-name="P13">Conclusion: doesn't show any big difference compare to named qu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ed Quamruzzaman</meta:initial-creator>
    <meta:creation-date>2018-09-09T13:21:31.40</meta:creation-date>
    <dc:date>2018-09-09T14:16:37.71</dc:date>
    <dc:creator>Syed Quamruzzaman</dc:creator>
    <meta:editing-duration>PT54M58S</meta:editing-duration>
    <meta:editing-cycles>16</meta:editing-cycles>
    <meta:generator>OpenOffice/4.1.5$Win32 OpenOffice.org_project/415m1$Build-9789</meta:generator>
    <meta:document-statistic meta:table-count="0" meta:image-count="28" meta:object-count="0" meta:page-count="4" meta:paragraph-count="33" meta:word-count="409" meta:character-count="2443"/>
  </office:meta>
</office:document-meta>
</file>